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049cm" svg:height="3.063cm" svg:x="2.837cm" svg:y="0.594cm">
          <draw:text-box>
            <text:p text:style-name="P1"><text:span text:style-name="T1">SECOND READING</text:span></text:p>
            <text:p text:style-name="P1"><text:span text:style-name="T2">1 John </text:span><text:span text:style-name="T3">3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6.263cm" svg:x="1.524cm" svg:y="0.849cm">
          <draw:text-box>
            <text:p text:style-name="P4"><text:span text:style-name="T4">1</text:span><text:span text:style-name="T5">See what kind of love the Father has given to us, that we should be called children of God; and so we are. The reason why the world does not know us is that it did not know him. </text:span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5.4cm" svg:height="9.269cm" svg:x="1.524cm" svg:y="0.508cm">
          <draw:text-box>
            <text:p text:style-name="P4"><text:span text:style-name="T4">2</text:span><text:span text:style-name="T5">Beloved, we are God’s children now, and what we will be has not yet appeared; but we know that when he appears we shall be like him, because we shall see him as he is. </text:span><text:span text:style-name="T4">3</text:span><text:span text:style-name="T5">And everyone who thus hopes in him purifies himself as he is p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8" draw:layer="layout" svg:width="25.4cm" svg:height="6.263cm" svg:x="1.524cm" svg:y="0.762cm">
          <draw:text-box>
            <text:p text:style-name="P7"><text:span text:style-name="T7">4</text:span><text:span text:style-name="T8">Everyone who makes a practice of sinning also practices lawlessness; sin is lawlessness. </text:span><text:span text:style-name="T7">5</text:span><text:span text:style-name="T8">You know that he appeared to take away sins, and in him there is no 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9" draw:layer="layout" svg:width="25.4cm" svg:height="8.128cm" svg:x="1.524cm" svg:y="0.839cm">
          <draw:text-box>
            <text:p text:style-name="P7"><text:span text:style-name="T7">6</text:span><text:span text:style-name="T8">No one who abides in him keeps on sinning; no one who keeps on sinning has either seen him or known him. </text:span><text:span text:style-name="T7">7</text:span><text:span text:style-name="T8">Little children, let no one deceive you. Whoever practices righteousness is righteous, as he is righteo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0:57:21.501000000</meta:creation-date>
    <dc:title>Hymn template</dc:title>
    <meta:editing-duration>PT14M15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4-12T16:20:01.30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4-17T10:57:21.205000000"/>
  </office:meta>
</office:document-meta>
</file>